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420000040DA7733FC16484B4E4.png" manifest:media-type="image/png"/>
  <manifest:file-entry manifest:full-path="Pictures/1000000100000285000001966F041199B4002B3C.png" manifest:media-type="image/png"/>
  <manifest:file-entry manifest:full-path="Pictures/1000000100000285000001962C5F336168F052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56c" officeooo:paragraph-rsid="0002a5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Creación Usuario</text:p>
      <text:p text:style-name="P1"/>
      <text:p text:style-name="P1"><draw:frame draw:style-name="fr2" draw:name="Imagen1" text:anchor-type="char" svg:width="17cm" svg:height="10.7cm" draw:z-index="0"><draw:image xlink:href="Pictures/1000000100000285000001966F041199B4002B3C.png" xlink:type="simple" xlink:show="embed" xlink:actuate="onLoad" draw:mime-type="image/png"/></draw:frame>Anadir archivo</text:p>
      <text:p text:style-name="P1"/>
      <text:p text:style-name="P1"><draw:frame draw:style-name="fr1" draw:name="Imagen2" text:anchor-type="char" svg:width="17cm" svg:height="10.7cm" draw:z-index="1"><draw:image xlink:href="Pictures/1000000100000285000001962C5F336168F05293.png" xlink:type="simple" xlink:show="embed" xlink:actuate="onLoad" draw:mime-type="image/png"/></draw:frame>Conexión</text:p>
      <text:p text:style-name="P1"><draw:frame draw:style-name="fr1" draw:name="Imagen3" text:anchor-type="char" svg:width="17cm" svg:height="9.488cm" draw:z-index="2"><draw:image xlink:href="Pictures/10000001000007420000040DA7733FC16484B4E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0:47:41.557000000</meta:creation-date>
    <dc:date>2023-12-15T10:52:18.065000000</dc:date>
    <meta:editing-duration>PT4M36S</meta:editing-duration>
    <meta:editing-cycles>1</meta:editing-cycles>
    <meta:document-statistic meta:table-count="0" meta:image-count="3" meta:object-count="0" meta:page-count="2" meta:paragraph-count="3" meta:word-count="5" meta:character-count="38" meta:non-whitespace-character-count="36"/>
    <meta:generator>LibreOffice/7.5.3.2$Windows_X86_64 LibreOffice_project/9f56dff12ba03b9acd7730a5a481eea045e468f3</meta:generator>
  </office:meta>
</office:document-meta>
</file>